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8f86" officeooo:paragraph-rsid="00178f86"/>
    </style:style>
    <style:style style:name="P2" style:family="paragraph" style:parent-style-name="Text_20_body">
      <style:paragraph-properties fo:text-align="center" style:justify-single-word="false"/>
      <style:text-properties style:font-name="Verdana"/>
    </style:style>
    <style:style style:name="T1" style:family="text">
      <style:text-properties officeooo:rsid="0018ec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signment_get_next_lesson.php</text:p>
      <text:p text:style-name="P1"/>
      <text:p text:style-name="Text_20_body">Problem with periodic failure to load a new lesson. Need to <text:span text:style-name="T1">track</text:span> down the problem.</text:p>
      <text:p text:style-name="P1">Start by using try – cat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Fuqua</meta:initial-creator>
    <meta:creation-date>2015-01-13T06:30:51.157176796</meta:creation-date>
    <dc:date>2015-01-13T08:27:23.074854883</dc:date>
    <dc:creator>Jim Fuqua</dc:creator>
    <meta:editing-duration>PT1H53M42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3" meta:word-count="21" meta:character-count="141" meta:non-whitespace-character-count="122"/>
  </office:meta>
</office:document-meta>
</file>